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Bold" style:font-family-generic="modern" style:font-pitch="variable"/>
    <style:font-face style:name="DejaVu Sans Mono1" svg:font-family="'DejaVu Sans Mono'" style:font-family-generic="moder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MICR" svg:font-family="MICR" style:font-pitch="variable"/>
    <style:font-face style:name="MICR1" svg:font-family="MICR" style:font-adornments="Plai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659cm" fo:min-width="15.409cm"/>
    </style:style>
    <style:style style:name="gr2" style:family="graphic" style:parent-style-name="Label_20_Static">
      <style:graphic-properties fo:min-height="0.475cm"/>
      <style:paragraph-properties style:writing-mode="lr-tb"/>
    </style:style>
    <style:style style:name="gr3" style:family="graphic" style:parent-style-name="Label_20_Dynamic">
      <style:graphic-properties draw:auto-grow-height="true" draw:auto-grow-width="false" fo:min-height="0.692cm" fo:min-width="0cm"/>
      <style:paragraph-properties style:writing-mode="lr-tb"/>
    </style:style>
    <style:style style:name="gr4" style:family="graphic" style:parent-style-name="Label_20_Static">
      <style:graphic-properties fo:min-height="0.612cm"/>
      <style:paragraph-properties style:writing-mode="lr-tb"/>
    </style:style>
    <style:style style:name="gr5" style:family="graphic" style:parent-style-name="Label_20_Dynamic">
      <style:graphic-properties draw:auto-grow-height="true" draw:auto-grow-width="true" fo:min-height="0.615cm" fo:min-width="3.317cm"/>
      <style:paragraph-properties style:writing-mode="lr-tb"/>
    </style:style>
    <style:style style:name="gr6" style:family="graphic" style:parent-style-name="Label_20_Dynamic">
      <style:graphic-properties draw:auto-grow-height="true" draw:auto-grow-width="false" fo:min-height="0.818cm" fo:min-width="0cm"/>
      <style:paragraph-properties style:writing-mode="lr-tb"/>
    </style:style>
    <style:style style:name="gr7" style:family="graphic" style:parent-style-name="Monospace_20_Number">
      <style:graphic-properties draw:auto-grow-height="true" draw:auto-grow-width="false" fo:min-height="0.589cm" fo:min-width="0cm"/>
      <style:paragraph-properties style:writing-mode="lr-tb"/>
    </style:style>
    <style:style style:name="gr8" style:family="graphic" style:parent-style-name="MICR">
      <style:graphic-properties draw:auto-grow-height="true" draw:auto-grow-width="true" fo:min-height="0.352cm" fo:min-width="2.821cm"/>
      <style:paragraph-properties style:writing-mode="lr-tb"/>
    </style:style>
    <style:style style:name="gr9" style:family="graphic" style:parent-style-name="Callout">
      <style:graphic-properties draw:auto-grow-height="false" fo:min-height="0.291cm" fo:min-width="0.041cm"/>
      <style:paragraph-properties style:writing-mode="lr-tb"/>
    </style:style>
    <style:style style:name="gr10" style:family="graphic" style:parent-style-name="Arrow_20_Lin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909cm" svg:height="6.909cm" svg:x="3.136cm" svg:y="4.68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58cm" svg:height="0.725cm" svg:x="4.391cm" svg:y="5.863cm">
          <draw:text-box>
            <text:p>Name</text:p>
          </draw:text-box>
        </draw:frame>
        <draw:frame draw:style-name="gr3" draw:text-style-name="P2" draw:layer="layout" svg:width="4.406cm" svg:height="0.942cm" svg:x="7.485cm" svg:y="5.749cm">
          <draw:text-box>
            <text:p>Mona Lisa</text:p>
          </draw:text-box>
        </draw:frame>
        <draw:frame draw:style-name="gr4" draw:text-style-name="P2" draw:layer="layout" svg:width="3.819cm" svg:height="0.862cm" svg:x="4.391cm" svg:y="6.901cm">
          <draw:text-box>
            <text:p>Account No</text:p>
          </draw:text-box>
        </draw:frame>
        <draw:frame draw:style-name="gr5" draw:text-style-name="P2" draw:layer="layout" svg:width="3.817cm" svg:height="0.865cm" svg:x="7.161cm" svg:y="6.812cm">
          <draw:text-box>
            <text:p>123456789</text:p>
          </draw:text-box>
        </draw:frame>
        <draw:frame draw:style-name="gr6" draw:text-style-name="P2" draw:layer="layout" svg:width="6.798cm" svg:height="1.068cm" svg:x="5.893cm" svg:y="8.077cm">
          <draw:text-box>
            <text:p>November 1, 2022</text:p>
          </draw:text-box>
        </draw:frame>
        <draw:frame draw:style-name="gr7" draw:text-style-name="P2" draw:layer="layout" svg:width="2.422cm" svg:height="0.839cm" svg:x="15.971cm" svg:y="5.96cm">
          <draw:text-box>
            <text:p>1.00</text:p>
          </draw:text-box>
        </draw:frame>
        <draw:frame draw:style-name="gr7" draw:text-style-name="P2" draw:layer="layout" svg:width="2.557cm" svg:height="0.839cm" svg:x="15.836cm" svg:y="6.843cm">
          <draw:text-box>
            <text:p>1.00</text:p>
          </draw:text-box>
        </draw:frame>
        <draw:frame draw:style-name="gr7" draw:text-style-name="P2" draw:layer="layout" svg:width="2.422cm" svg:height="0.839cm" svg:x="15.971cm" svg:y="9.915cm">
          <draw:text-box>
            <text:p>1.00</text:p>
          </draw:text-box>
        </draw:frame>
        <draw:frame draw:style-name="gr8" draw:text-style-name="P2" draw:layer="layout" svg:width="3.321cm" svg:height="0.602cm" svg:x="5.729cm" svg:y="10.44cm">
          <draw:text-box>
            <text:p>123456789</text:p>
          </draw:text-box>
        </draw:frame>
        <draw:custom-shape draw:style-name="gr9" draw:text-style-name="P3" draw:layer="BARFO" svg:width="0.765cm" svg:height="0.765cm" svg:x="3.854cm" svg:y="5.131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765cm" svg:height="0.765cm" svg:x="7.254cm" svg:y="5.131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BARFO" svg:width="0.765cm" svg:height="0.765cm" svg:x="3.854cm" svg:y="6.358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BARFO" svg:width="0.765cm" svg:height="0.765cm" svg:x="7.091cm" svg:y="6.358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BARFO" svg:width="0.765cm" svg:height="0.765cm" svg:x="5.418cm" svg:y="7.876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BARFO" svg:width="0.765cm" svg:height="0.765cm" svg:x="5.437cm" svg:y="10.022cm">
          <text:p text:style-name="P2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765cm" svg:height="0.765cm" svg:x="16cm" svg:y="6.384cm">
          <text:p text:style-name="P2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765cm" svg:height="0.765cm" svg:x="15.964cm" svg:y="9.821cm">
          <text:p text:style-name="P2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765cm" svg:height="0.765cm" svg:x="18.261cm" svg:y="3.686cm">
          <text:p text:style-name="P2">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215cm" svg:y1="4.58cm" svg:x2="19.029cm" svg:y2="4.5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Bold" style:font-family-generic="modern" style:font-pitch="variable"/>
    <style:font-face style:name="DejaVu Sans Mono1" svg:font-family="'DejaVu Sans Mono'" style:font-family-generic="moder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MICR" svg:font-family="MICR" style:font-pitch="variable"/>
    <style:font-face style:name="MICR1" svg:font-family="MICR" style:font-adornments="Plai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family-generic="swiss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abel_20_Dynamic" style:display-name="Label Dynamic" style:family="graphic" style:parent-style-name="standard">
      <style:graphic-properties draw:stroke="none"/>
      <style:text-properties fo:font-size="15pt" fo:font-weight="bold"/>
    </style:style>
    <style:style style:name="Label_20_Static" style:display-name="Label Static" style:family="graphic" style:parent-style-name="standard">
      <style:graphic-properties draw:stroke="none"/>
      <style:text-properties fo:font-weight="bold"/>
    </style:style>
    <style:style style:name="Monospace_20_Number" style:display-name="Monospace Number" style:family="graphic" style:parent-style-name="standard">
      <style:graphic-properties draw:stroke="none"/>
      <style:paragraph-properties fo:text-align="end"/>
      <style:text-properties style:font-name="DejaVu Sans Mono" fo:font-family="'DejaVu Sans Mono'" style:font-style-name="Bold" style:font-family-generic="modern" style:font-pitch="variable" fo:font-size="14pt" fo:font-weight="bold"/>
    </style:style>
    <style:style style:name="Callout" style:family="graphic" style:parent-style-name="standard">
      <style:graphic-properties draw:stroke="none" draw:marker-start="Arrowheads_20_3" draw:marker-end="Arrowheads_20_4" draw:fill="solid" draw:fill-color="#ff3300" draw:textarea-vertical-align="middle"/>
      <style:paragraph-properties fo:text-align="center">
        <style:tab-stops/>
      </style:paragraph-properties>
      <style:text-properties fo:color="#ffffff" loext:opacity="100%" loext:color-lum-mod="100%" loext:color-lum-off="0%" fo:font-size="10pt"/>
    </style:style>
    <style:style style:name="MICR" style:family="graphic" style:parent-style-name="standard">
      <style:graphic-properties draw:stroke="none"/>
      <style:text-properties style:font-name="MICR1" fo:font-family="MICR" style:font-style-name="Plain" style:font-pitch="variabl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ARFO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0:05:27.519104974</meta:creation-date>
    <dc:date>2022-11-16T17:11:06.712516488</dc:date>
    <meta:editing-duration>PT1H10M21S</meta:editing-duration>
    <meta:editing-cycles>23</meta:editing-cycles>
    <meta:generator>LibreOffice/7.4.2.3$Linux_X86_64 LibreOffice_project/382eef1f22670f7f4118c8c2dd222ec7ad009daf</meta:generator>
    <dc:creator>abba</dc:creator>
    <meta:document-statistic meta:object-count="20"/>
  </office:meta>
</office:document-meta>
</file>